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TW Light" svg:font-family="'Source Han Sans TW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Source Han Sans TW Light"/>
    </style:style>
    <style:style style:name="T2" style:family="text">
      <style:text-properties style:font-name="Source Han Sans TW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Characterization of GPU Communication</text:span></text:p>
            <text:p text:style-name="P1"><text:span text:style-name="T2">A scientific exploration</text:span></text:p>
            <text:p text:style-name="P1"/>
          </draw:text-box>
        </draw:frame>
        <draw:frame presentation:style-name="pr2" draw:layer="layout" svg:width="25.199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 text:style-name="P4">Out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otivation </text:p>
              </text:list-item>
              <text:list-item>
                <text:p>Background</text:p>
              </text:list-item>
              <text:list-item>
                <text:p>Methodik</text:p>
              </text:list-item>
              <text:list-item>
                <text:p>Instrumentation for Dynamic GPU Tracing</text:p>
              </text:list-item>
              <text:list-item>
                <text:p>Characterization of GPU Communication</text:p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PUs not CPUs</text:p>
              </text:list-item>
              <text:list-item>
                <text:p>Multi GPU exploration</text:p>
              </text:list-item>
              <text:list-item>
                <text:p>No related work covers Communication</text:p>
              </text:list-item>
              <text:list-item>
                <text:p>Aspen Scal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Background - GPGPU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PU Bas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>Background - BS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Methodik - BSP to GP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Methodik – Communic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>Methodik – Analysis Spa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2D</text:p>
              </text:list-item>
              <text:list-item>
                <text:p>Granularity</text:p>
              </text:list-item>
              <text:list-item>
                <text:p>Cave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Instrumentation - Overview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>LLVM and SSA - Fundamental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>LLVM and SSA – Def-U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Instrumentation – Pointer Analysi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Instrumentation – Function Clon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Instrumentation – Phi Nod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Instrumentation – Producer Consum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Analysis – Write/Com Rati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Analysis - Heatma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Analysis – CTA Degre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Analysis - ..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2.63cm" svg:x="1.4cm" svg:y="0.627cm" presentation:class="title">
          <draw:text-box>
            <text:p>Future Wo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TW Light" svg:font-family="'Source Han Sans TW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Han Sans TW Light" fo:font-family="'Source Han Sans TW Light'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Source Han Sans TW Light" fo:font-family="'Source Han Sans TW Light'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Source Han Sans TW Light" fo:font-family="'Source Han Sans TW Light'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Source Han Sans TW Light" fo:font-family="'Source Han Sans TW Light'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Source Han Sans TW Light" fo:font-family="'Source Han Sans TW Light'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Source Han Sans TW Light" fo:font-family="'Source Han Sans TW Light'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Source Han Sans TW Light" fo:font-family="'Source Han Sans TW Light'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Han Sans TW Light" fo:font-family="'Source Han Sans TW Light'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5:58:30.354970940</meta:creation-date>
    <dc:date>2017-10-11T16:35:39.858665164</dc:date>
    <meta:editing-duration>PT16M49S</meta:editing-duration>
    <meta:editing-cycles>1</meta:editing-cycles>
    <meta:document-statistic meta:object-count="105"/>
    <meta:generator>LibreOffice/5.2.7.2$Linux_X86_64 LibreOffice_project/20$Build-2</meta:generator>
  </office:meta>
</office:document-meta>
</file>